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7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68c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68c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float" office:value="366922385" calcext:value-type="float">
            <text:p>366922385</text:p>
          </table:table-cell>
          <table:table-cell table:style-name="ce3" office:value-type="string" calcext:value-type="string">
            <text:p>1pg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pascal</text:p>
          </table:table-cell>
          <table:table-cell table:style-name="ce4" office:value-type="string" calcext:value-type="string">
            <text:p>✓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/>
          <table:table-cell table:style-name="ce1" office:value-type="float" office:value="366974185" calcext:value-type="float">
            <text:p>366974185</text:p>
          </table:table-cell>
          <table:table-cell table:style-name="ce3" office:value-type="string" calcext:value-type="string">
            <text:p>1pg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pascal</text:p>
          </table:table-cell>
          <table:table-cell table:style-name="ce4" office:value-type="string" calcext:value-type="string">
            <text:p>✓</text:p>
          </table:table-cell>
          <table:table-cell/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/>
          <table:table-cell table:style-name="ce2" office:value-type="float" office:value="367276354" calcext:value-type="float">
            <text:p>367276354</text:p>
          </table:table-cell>
          <table:table-cell table:style-name="ce3" office:value-type="string" calcext:value-type="string">
            <text:p>2pg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pascal</text:p>
          </table:table-cell>
          <table:table-cell table:style-name="ce4" office:value-type="string" calcext:value-type="string">
            <text:p>✓</text:p>
          </table:table-cell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2">
          <table:table-cell/>
          <table:table-cell table:style-name="ce2" office:value-type="float" office:value="367400885" calcext:value-type="float">
            <text:p>367400885</text:p>
          </table:table-cell>
          <table:table-cell table:style-name="ce3" office:value-type="string" calcext:value-type="string">
            <text:p>1pg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pascal</text:p>
          </table:table-cell>
          <table:table-cell table:style-name="ce4" office:value-type="string" calcext:value-type="string">
            <text:p>✓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/>
          <table:table-cell table:style-name="ce1" office:value-type="float" office:value="367529779" calcext:value-type="float">
            <text:p>367529779</text:p>
          </table:table-cell>
          <table:table-cell table:style-name="ce3" office:value-type="string" calcext:value-type="string">
            <text:p>1pg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pascal</text:p>
          </table:table-cell>
          <table:table-cell table:style-name="ce4" office:value-type="string" calcext:value-type="string">
            <text:p>✓</text:p>
          </table:table-cell>
          <table:table-cell/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5" table:formula="of:=SUM([.H1:.H6])" office:value-type="float" office:value="1400" calcext:value-type="float">
            <text:p>140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5" office:value-type="string" calcext:value-type="string">
            <text:p>fin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>
            <text:p><text:a xlink:href="https://admin.writerbay.com/my_orders?subcom=detailed&amp;id=367529779" xlink:type="simple">367529779</text:a>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string" calcext:value-type="string">
            <text:p><text:a xlink:href="https://admin.writerbay.com/my_orders?subcom=detailed&amp;id=367590015" xlink:type="simple">367590015</text:a>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6"/>
          <table:table-cell table:style-name="ce5"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5" office:value-type="float" office:value="1332" calcext:value-type="float">
            <text:p>1332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2:34:13.388406683</meta:creation-date>
    <dc:date>2022-04-25T02:40:13.481984302</dc:date>
    <meta:editing-duration>PT6M1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